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4.9294787794042">
            <text:p>74,93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6:40:26</dc:date>
    <dc:creator>diego </dc:creator>
    <meta:editing-duration>PT2H49M4S</meta:editing-duration>
    <meta:editing-cycles>81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4.9294787794042">
                <text:p>74.9294787794042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